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DejaVu Sans" svg:font-family="'DejaVu Sans'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0854in" table:align="margins" style:writing-mode="lr-tb"/>
    </style:style>
    <style:style style:name="Table1.A" style:family="table-column">
      <style:table-column-properties style:column-width="0.6438in" style:rel-column-width="5954*"/>
    </style:style>
    <style:style style:name="Table1.B" style:family="table-column">
      <style:table-column-properties style:column-width="1.2882in" style:rel-column-width="11916*"/>
    </style:style>
    <style:style style:name="Table1.F" style:family="table-column">
      <style:table-column-properties style:column-width="1.2882in" style:rel-column-width="119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54in" table:align="margins" style:writing-mode="lr-tb"/>
    </style:style>
    <style:style style:name="Table2.A" style:family="table-column">
      <style:table-column-properties style:column-width="0.6889in" style:rel-column-width="6371*"/>
    </style:style>
    <style:style style:name="Table2.B" style:family="table-column">
      <style:table-column-properties style:column-width="0.5993in" style:rel-column-width="5543*"/>
    </style:style>
    <style:style style:name="Table2.C" style:family="table-column">
      <style:table-column-properties style:column-width="0.6438in" style:rel-column-width="5954*"/>
    </style:style>
    <style:style style:name="Table2.D" style:family="table-column">
      <style:table-column-properties style:column-width="0.6444in" style:rel-column-width="5960*"/>
    </style:style>
    <style:style style:name="Table2.K" style:family="table-column">
      <style:table-column-properties style:column-width="0.6451in" style:rel-column-width="596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fo:color="#ff0000"/>
    </style:style>
    <style:style style:name="P12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style:font-name="Times New Roman" fo:font-style="normal" style:font-name-asian="lr ¾©" style:language-asian="ja" style:country-asian="JP" style:font-style-asian="normal" style:font-name-complex="Times New Roman" style:font-style-complex="normal"/>
    </style:style>
    <style:style style:name="T5" style:family="text">
      <style:text-properties fo:color="#000000" fo:font-style="normal" style:language-asian="ja" style:country-asian="JP" style:font-style-asian="normal" style:font-style-complex="normal"/>
    </style:style>
    <style:style style:name="T6" style:family="text">
      <style:text-properties fo:color="#000000" style:font-name="DejaVu Sans" fo:font-style="normal" style:font-name-asian="DejaVu Sans" style:language-asian="ja" style:country-asian="JP" style:font-style-asian="normal" style:font-name-complex="DejaVu Sans" style:font-style-complex="normal"/>
    </style:style>
    <style:style style:name="T7" style:family="text">
      <style:text-properties fo:color="#000000" officeooo:rsid="001f882b"/>
    </style:style>
    <style:style style:name="T8" style:family="text">
      <style:text-properties fo:color="#000000" officeooo:rsid="00223eca"/>
    </style:style>
    <style:style style:name="T9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10" style:family="text">
      <style:text-properties fo:color="#ff0000" fo:font-style="normal" style:language-asian="ja" style:country-asian="JP" style:font-style-asian="normal" style:font-style-complex="normal"/>
    </style:style>
    <style:style style:name="T11" style:family="text">
      <style:text-properties officeooo:rsid="002048bd"/>
    </style:style>
    <style:style style:name="T12" style:family="text">
      <style:text-properties officeooo:rsid="00223e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xercise 1<text:span text:style-name="T11">1</text:span>. Answer Sheet </text:p>
      <text:p text:style-name="P2"/>
      <text:p text:style-name="P2"/>
      <text:p text:style-name="P1">Student's Name: _______________________<text:tab/><text:tab/>Student's ID: _____________________</text:p>
      <text:p text:style-name="P1"/>
      <text:p text:style-name="P4"/>
      <text:p text:style-name="P3"/>
      <text:p text:style-name="P5"><text:span text:style-name="T3">Problem 1.</text:span><text:span text:style-name="T9"> </text:span><text:s/>(40 points) Consider constructing a random number generator for integers from 1 to 6 using the simplest linear congruential method. </text:p>
      <text:p text:style-name="P5"><text:tab/></text:p>
      <text:p text:style-name="P5"><text:tab/>a) What is the equation of this generator? <text:s text:c="2"/><text:span text:style-name="T10">Put your answer here.</text:span></text:p>
      <text:p text:style-name="P6"/>
      <text:p text:style-name="P5"><text:span text:style-name="T10"><text:tab/></text:span><text:span text:style-name="T5">b) Which values of the parameter A </text:span><text:span text:style-name="T6">∈</text:span><text:span text:style-name="T4"> [1, 6] </text:span><text:span text:style-name="T5"><text:s/>give the longest sequence? <text:s/></text:span><text:span text:style-name="T10">Put your answer here.</text:span></text:p>
      <text:p text:style-name="P6"/>
      <text:p text:style-name="P3"/>
      <text:p text:style-name="P6"><text:span text:style-name="T2">Problem 2. <text:s/></text:span><text:span text:style-name="T1">(60 points)</text:span><text:span text:style-name="T2"> </text:span><text:span text:style-name="T1">Write a program implementing the 3 algorithms from the lecture. Upload your code.</text:span></text:p>
      <text:p text:style-name="P7"/>
      <text:p text:style-name="P7"><text:tab/>a) (20 points) Fill the following table with the first 5 random numbers generated by each of the algorithms? <text:s/></text:p>
      <text:p text:style-name="P7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4</text:p>
          </table:table-cell>
          <table:table-cell table:style-name="Table1.F1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9">Rand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Rand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Rand<text:span text:style-name="T12">3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</table:table>
      <text:p text:style-name="P7"/>
      <text:p text:style-name="P6"/>
      <text:p text:style-name="P6"><text:tab/><text:span text:style-name="T1">b) (40 points) Generate N = {10, 1000, 1000000} real random numbers in the interval </text:span><text:span text:style-name="T7">(</text:span><text:span text:style-name="T1">0.0, 1.0) using each algorithm. </text:span><text:span text:style-name="T8">Make a program to c</text:span><text:span text:style-name="T1">alculate </text:span><text:span text:style-name="T8">a</text:span><text:span text:style-name="T1"> histogram of the number distribution (in %) for 10 intervals and fill the table </text:span><text:span text:style-name="T8">(upload your code)</text:span><text:span text:style-name="T1">: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K"/>
        <table:table-row>
          <table:table-cell table:style-name="Table2.A1" office:value-type="string">
            <text:p text:style-name="P9">N</text:p>
          </table:table-cell>
          <table:table-cell table:style-name="Table2.A1" office:value-type="string">
            <text:p text:style-name="P9">0.0-0.1</text:p>
          </table:table-cell>
          <table:table-cell table:style-name="Table2.A1" office:value-type="string">
            <text:p text:style-name="P9">0.1-0.2</text:p>
          </table:table-cell>
          <table:table-cell table:style-name="Table2.A1" office:value-type="string">
            <text:p text:style-name="P9">0.2-0.3</text:p>
          </table:table-cell>
          <table:table-cell table:style-name="Table2.A1" office:value-type="string">
            <text:p text:style-name="P9">0.3-0.4</text:p>
          </table:table-cell>
          <table:table-cell table:style-name="Table2.A1" office:value-type="string">
            <text:p text:style-name="P9">0.4-0.5</text:p>
          </table:table-cell>
          <table:table-cell table:style-name="Table2.A1" office:value-type="string">
            <text:p text:style-name="P9">0.5-0.6</text:p>
          </table:table-cell>
          <table:table-cell table:style-name="Table2.A1" office:value-type="string">
            <text:p text:style-name="P9">0.6-0.7</text:p>
          </table:table-cell>
          <table:table-cell table:style-name="Table2.A1" office:value-type="string">
            <text:p text:style-name="P9">0.7-0.8</text:p>
          </table:table-cell>
          <table:table-cell table:style-name="Table2.A1" office:value-type="string">
            <text:p text:style-name="P9">0.8-0.9</text:p>
          </table:table-cell>
          <table:table-cell table:style-name="Table2.K1" office:value-type="string">
            <text:p text:style-name="P9">0.9-1.0</text:p>
          </table:table-cell>
        </table:table-row>
        <table:table-row>
          <table:table-cell table:style-name="Table2.A2" table:number-columns-spanned="11" office:value-type="string">
            <text:p text:style-name="P10">Rand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>1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9">10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9">10000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table:number-columns-spanned="11" office:value-type="string">
            <text:p text:style-name="P10">Rand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>1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9">10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9">10000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table:number-columns-spanned="11" office:value-type="string">
            <text:p text:style-name="P10">Rand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>1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9">10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9">10000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DejaVu Sans" svg:font-family="'DejaVu Sans'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creator>Konstantin Markov</dc:creator>
    <dc:date>2018-06-10T17:58:10.411228676</dc:date>
    <meta:editing-cycles>50</meta:editing-cycles>
    <meta:editing-duration>P1DT10H4M24S</meta:editing-duration>
    <meta:generator>LibreOffice/5.1.6.2$Linux_X86_64 LibreOffice_project/10m0$Build-2</meta:generator>
    <meta:document-statistic meta:table-count="2" meta:image-count="0" meta:object-count="0" meta:page-count="1" meta:paragraph-count="40" meta:word-count="172" meta:character-count="1017" meta:non-whitespace-character-count="868"/>
  </office:meta>
</office:document-meta>
</file>